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1.4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.7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1.4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3.294cm" svg:height="1.625cm" svg:x="8.576cm" svg:y="3.5cm">
          <text:p text:style-name="P1"><text:span text:style-name="T1">Entscheid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5.49cm" svg:height="4.333cm" svg:x="7.478cm" svg:y="6.75cm">
          <text:p text:style-name="P2"><text:span text:style-name="T1">Ist noch eine</text:span></text:p>
          <text:p text:style-name="P2"><text:span text:style-name="T1">Freie Variable</text:span></text:p>
          <text:p text:style-name="P2"><text:span text:style-name="T1">Vorhande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5" draw:layer="layout" svg:width="3.294cm" svg:height="1.625cm" svg:x="16.706cm" svg:y="8.104cm">
          <text:p text:style-name="P2"><text:span text:style-name="T1">S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3.294cm" svg:height="1.625cm" svg:x="8.576cm" svg:y="12.708cm">
          <text:p text:style-name="P1"><text:span text:style-name="T1">Inferen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5.49cm" svg:height="4.334cm" svg:x="7.478cm" svg:y="15.958cm">
          <text:p text:style-name="P2"><text:span text:style-name="T1">Kam es </text:span></text:p>
          <text:p text:style-name="P2"><text:span text:style-name="T1">Zu einem</text:span></text:p>
          <text:p text:style-name="P2"><text:span text:style-name="T1">Konflik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3.977cm" svg:x1="7.478cm" svg:y1="18.125cm" svg:x2="8.576cm" svg:y2="4.313cm" draw:start-shape="id1" draw:start-glue-point="5" draw:end-shape="id2" draw:end-glue-point="5" svg:d="m7478 18125h-4478v-13812h5576">
          <text:p/>
        </draw:connector>
        <draw:frame draw:style-name="gr3" draw:layer="layout" svg:width="1.978cm" svg:height="1.042cm" svg:x="10.211cm" svg:y="11.225cm">
          <draw:text-box>
            <text:p>Ja</text:p>
          </draw:text-box>
        </draw:frame>
        <draw:connector draw:style-name="gr2" draw:text-style-name="P1" draw:layer="layout" draw:type="line" svg:x1="10.223cm" svg:y1="5.125cm" svg:x2="10.223cm" svg:y2="6.75cm" draw:start-shape="id2" draw:start-glue-point="6" draw:end-shape="id3" draw:end-glue-point="4" svg:d="m10223 5125v1625">
          <text:p/>
        </draw:connector>
        <draw:connector draw:style-name="gr2" draw:text-style-name="P1" draw:layer="layout" draw:type="line" svg:x1="10.223cm" svg:y1="11.083cm" svg:x2="10.223cm" svg:y2="12.708cm" draw:start-shape="id3" draw:end-shape="id4" draw:end-glue-point="4" svg:d="m10223 11083v1625">
          <text:p/>
        </draw:connector>
        <draw:connector draw:style-name="gr2" draw:text-style-name="P1" draw:layer="layout" draw:type="line" svg:x1="10.223cm" svg:y1="14.333cm" svg:x2="10.223cm" svg:y2="15.958cm" draw:start-shape="id4" draw:start-glue-point="6" draw:end-shape="id1" draw:end-glue-point="4" svg:d="m10223 14333v1625">
          <text:p/>
        </draw:connector>
        <draw:connector draw:style-name="gr2" draw:text-style-name="P1" draw:layer="layout" draw:type="line" svg:x1="12.968cm" svg:y1="8.917cm" svg:x2="16.706cm" svg:y2="8.917cm" draw:start-shape="id3" draw:start-glue-point="7" draw:end-shape="id5" draw:end-glue-point="5" svg:d="m12968 8917h3738">
          <text:p/>
        </draw:connector>
        <draw:frame draw:style-name="gr4" draw:layer="layout" svg:width="2.154cm" svg:height="1.042cm" svg:x="13.546cm" svg:y="7.842cm">
          <draw:text-box>
            <text:p>Nein</text:p>
          </draw:text-box>
        </draw:frame>
        <draw:frame draw:style-name="gr3" draw:layer="layout" svg:width="1.978cm" svg:height="1.042cm" svg:x="4.26cm" svg:y="17.083cm">
          <draw:text-box>
            <text:p>Nein</text:p>
          </draw:text-box>
        </draw:frame>
        <draw:custom-shape draw:style-name="gr1" draw:text-style-name="P1" draw:id="id7" draw:layer="layout" svg:width="3.294cm" svg:height="1.625cm" svg:x="8.576cm" svg:y="27.875cm">
          <text:p text:style-name="P1"><text:span text:style-name="T1">Rückspr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223cm" svg:y1="26.25cm" svg:x2="10.223cm" svg:y2="27.875cm" draw:start-shape="id6" draw:start-glue-point="6" draw:end-shape="id7" draw:end-glue-point="4" svg:d="m10223 26250v1625">
          <text:p/>
        </draw:connector>
        <draw:custom-shape draw:style-name="gr1" draw:text-style-name="P2" draw:id="id6" draw:layer="layout" svg:width="5.49cm" svg:height="4.333cm" svg:x="7.478cm" svg:y="21.917cm">
          <text:p text:style-name="P2"><text:span text:style-name="T1">Gibt es </text:span></text:p>
          <text:p text:style-name="P2"><text:span text:style-name="T1">Entscheidungs-</text:span></text:p>
          <text:p text:style-name="P2"><text:span text:style-name="T1">Literal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0.223cm" svg:y1="20.292cm" svg:x2="10.223cm" svg:y2="21.917cm" draw:start-shape="id1" draw:start-glue-point="6" draw:end-shape="id6" draw:end-glue-point="4" svg:d="m10223 20292v1625">
          <text:p/>
        </draw:connector>
        <draw:custom-shape draw:style-name="gr1" draw:text-style-name="P2" draw:id="id8" draw:layer="layout" svg:width="3.294cm" svg:height="1.625cm" svg:x="1cm" svg:y="23.243cm">
          <text:p text:style-name="P2"><text:span text:style-name="T1">UNS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478cm" svg:y1="24.084cm" svg:x2="4.294cm" svg:y2="24.056cm" draw:start-shape="id6" draw:start-glue-point="5" draw:end-shape="id8" draw:end-glue-point="7" svg:d="m7478 24084-3184-28">
          <text:p/>
        </draw:connector>
        <draw:frame draw:style-name="gr5" draw:layer="layout" svg:width="1.979cm" svg:height="1.042cm" svg:x="5.281cm" svg:y="23cm">
          <draw:text-box>
            <text:p>Nein</text:p>
          </draw:text-box>
        </draw:frame>
        <draw:frame draw:style-name="gr4" draw:layer="layout" svg:width="1.286cm" svg:height="1.042cm" svg:x="10.223cm" svg:y="26.391cm">
          <draw:text-box>
            <text:p>Ja</text:p>
          </draw:text-box>
        </draw:frame>
        <draw:frame draw:style-name="gr4" draw:layer="layout" svg:width="1.286cm" svg:height="1.042cm" svg:x="10.223cm" svg:y="20.433cm">
          <draw:text-box>
            <text:p>Ja</text:p>
          </draw:text-box>
        </draw:frame>
        <draw:connector draw:style-name="gr2" draw:text-style-name="P1" draw:layer="layout" draw:line-skew="4.628cm" svg:x1="11.87cm" svg:y1="28.688cm" svg:x2="11.87cm" svg:y2="13.521cm" draw:start-shape="id7" draw:start-glue-point="7" draw:end-shape="id4" draw:end-glue-point="7" svg:d="m11870 28688h5130v-15167h-5130">
          <text:p/>
        </draw:connector>
        <draw:custom-shape draw:style-name="gr1" draw:text-style-name="P1" draw:id="id9" draw:layer="layout" svg:width="3.5cm" svg:height="1.625cm" svg:x="8.5cm" svg:y="0.375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25cm" svg:y1="2cm" svg:x2="10.223cm" svg:y2="3.5cm" draw:start-shape="id9" draw:start-glue-point="6" draw:end-shape="id2" draw:end-glue-point="4" svg:d="m10250 2000-27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2T17:37:18</meta:creation-date>
    <dc:date>2011-08-12T17:56:49</dc:date>
    <dc:creator>Erik Zenker</dc:creator>
    <meta:editing-duration>PT00H19M32S</meta:editing-duration>
    <meta:editing-cycles>3</meta:editing-cycles>
    <meta:generator>OpenOffice.org/3.2$Unix OpenOffice.org_project/320m12$Build-9483</meta:generator>
    <meta:document-statistic meta:object-count="25"/>
  </office:meta>
</office:document-meta>
</file>